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Verdana" svg:font-family="Verdan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15%" fo:text-indent="0in" style:auto-text-indent="false"/>
      <style:text-properties style:font-name="Liberation Mono" fo:font-size="12pt" style:font-size-asian="12pt" style:font-size-complex="12pt"/>
    </style:style>
    <style:style style:name="P2" style:family="paragraph" style:parent-style-name="Heading_20_3">
      <style:paragraph-properties fo:margin-left="0in" fo:margin-right="0in" fo:margin-top="0in" fo:margin-bottom="0in" loext:contextual-spacing="false" fo:line-height="115%" fo:text-indent="0in" style:auto-text-indent="false"/>
      <style:text-properties fo:font-variant="normal" fo:text-transform="none" style:text-line-through-style="none" style:text-line-through-type="none" style:font-name="Liberation Mono" fo:font-size="12pt" fo:font-style="normal" style:text-underline-style="none" fo:font-weight="bold" style:text-blinking="false" style:font-size-asian="12pt" style:font-weight-asian="bold" style:font-size-complex="12pt" style:font-weight-complex="bold"/>
    </style:style>
    <style:style style:name="P3" style:family="paragraph" style:parent-style-name="Text_20_body">
      <style:paragraph-properties fo:margin-left="0in" fo:margin-right="0in" fo:margin-top="0in" fo:margin-bottom="0in" loext:contextual-spacing="false" fo:line-height="115%" fo:text-indent="0in" style:auto-text-indent="false"/>
      <style:text-properties fo:font-variant="normal" fo:text-transform="none" style:text-line-through-style="none" style:text-line-through-type="none" style:font-name="Liberation Mono" fo:font-size="12pt" fo:font-style="normal" style:text-underline-style="none" fo:font-weight="normal" officeooo:rsid="001f41d1" officeooo:paragraph-rsid="001f41d1" style:text-blinking="false" style:font-size-asian="12pt" style:font-size-complex="12pt"/>
    </style:style>
    <style:style style:name="P4" style:family="paragraph" style:parent-style-name="Text_20_body">
      <style:paragraph-properties fo:margin-left="0in" fo:margin-right="0in" fo:margin-top="0in" fo:margin-bottom="0in" loext:contextual-spacing="false" fo:line-height="115%" fo:text-indent="0in" style:auto-text-indent="false"/>
      <style:text-properties fo:font-variant="normal" fo:text-transform="none" style:text-line-through-style="none" style:text-line-through-type="none" style:font-name="Liberation Mono" fo:font-size="12pt" fo:font-style="normal" style:text-underline-style="none" fo:font-weight="normal" style:text-blinking="false" style:font-size-asian="12pt" style:font-size-complex="12pt"/>
    </style:style>
    <style:style style:name="P5" style:family="paragraph" style:parent-style-name="Text_20_body">
      <style:paragraph-properties fo:margin-left="0in" fo:margin-right="0in" fo:margin-top="0in" fo:margin-bottom="0in" loext:contextual-spacing="false" fo:line-height="115%" fo:text-indent="0in" style:auto-text-indent="false"/>
      <style:text-properties fo:font-variant="normal" fo:text-transform="none" style:text-line-through-style="none" style:text-line-through-type="none" style:font-name="Liberation Mono" fo:font-size="12pt" fo:font-style="normal" style:text-underline-style="none" fo:font-weight="normal" officeooo:rsid="00210904" officeooo:paragraph-rsid="00210904" style:text-blinking="false" style:font-size-asian="12pt" style:font-size-complex="12pt"/>
    </style:style>
    <style:style style:name="P6" style:family="paragraph" style:parent-style-name="Text_20_body">
      <style:paragraph-properties fo:margin-left="0in" fo:margin-right="0in" fo:margin-top="0in" fo:margin-bottom="0in" loext:contextual-spacing="false" fo:line-height="115%" fo:text-indent="0in" style:auto-text-indent="false"/>
      <style:text-properties fo:font-variant="normal" fo:text-transform="none" style:text-line-through-style="none" style:text-line-through-type="none" style:font-name="Liberation Mono" fo:font-size="12pt" fo:font-style="normal" style:text-underline-style="none" fo:font-weight="bold" officeooo:rsid="001f41d1" officeooo:paragraph-rsid="001f41d1" style:text-blinking="false" style:font-size-asian="12pt" style:font-weight-asian="bold" style:font-size-complex="12pt" style:font-weight-complex="bold"/>
    </style:style>
    <style:style style:name="P7" style:family="paragraph" style:parent-style-name="Text_20_body">
      <style:paragraph-properties fo:margin-left="0in" fo:margin-right="0in" fo:margin-top="0in" fo:margin-bottom="0in" loext:contextual-spacing="false" fo:line-height="115%" fo:text-indent="0in" style:auto-text-indent="false"/>
      <style:text-properties style:font-name="Liberation Mono" fo:font-size="12pt" style:font-size-asian="12pt" style:font-size-complex="12pt"/>
    </style:style>
    <style:style style:name="P8" style:family="paragraph" style:parent-style-name="Text_20_body">
      <style:paragraph-properties fo:margin-left="0in" fo:margin-right="0in" fo:margin-top="0in" fo:margin-bottom="0in" loext:contextual-spacing="false" fo:line-height="115%" fo:text-indent="0in" style:auto-text-indent="false"/>
    </style:style>
    <style:style style:name="P9" style:family="paragraph" style:parent-style-name="Heading_20_2">
      <style:paragraph-properties fo:margin-left="0in" fo:margin-right="0in" fo:margin-top="0in" fo:margin-bottom="0in" loext:contextual-spacing="false" fo:line-height="115%" fo:text-indent="0in" style:auto-text-indent="false"/>
      <style:text-properties style:font-name="Liberation Mono" fo:font-size="12pt" style:font-size-asian="12pt" style:font-size-complex="12pt"/>
    </style:style>
    <style:style style:name="P10" style:family="paragraph" style:parent-style-name="Heading_20_4">
      <style:paragraph-properties fo:margin-left="0in" fo:margin-right="0in" fo:margin-top="0in" fo:margin-bottom="0in" loext:contextual-spacing="false" fo:line-height="115%" fo:text-align="center" style:justify-single-word="false" fo:text-indent="0in" style:auto-text-indent="false"/>
      <style:text-properties fo:font-variant="normal" fo:text-transform="none" style:text-line-through-style="none" style:text-line-through-type="none" style:font-name="Liberation Mono" fo:font-size="12pt" fo:font-style="normal" style:text-underline-style="none" fo:font-weight="normal" style:text-blinking="false"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Liberation Mono" fo:font-size="12pt" style:font-size-asian="12pt" style:font-size-complex="12pt"/>
    </style:style>
    <style:style style:name="T4" style:family="text">
      <style:text-properties style:font-name="Liberation Mono"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4"><text:span text:style-name="T2">Name Mangling in Python</text:span> </text:h>
      <text:p text:style-name="P3"/>
      <text:p text:style-name="P6">Main objectives:</text:p>
      <text:p text:style-name="P3">- to avoid name clashes of names with names defined by subclasses</text:p>
      <text:p text:style-name="P3">- to let subclasses override methods without breaking intraclass method calls</text:p>
      <text:p text:style-name="P4"/>
      <text:p text:style-name="P5"><text:span text:style-name="T2">Idea</text:span>:</text:p>
      <text:p text:style-name="P5">If your class is intended to be subclassed, and you have attributes that you do not want subclasses to use, consider naming them with double leading underscores and no trailing underscores.</text:p>
      <text:p text:style-name="P4"/>
      <text:p text:style-name="P6">Python no explicit access modifiers</text:p>
      <text:p text:style-name="P4">In Python there are no explicit access modifiers so you can’t mark a class member as public/private. Then the question is how to restrict access to a variable or method outside the class, if required. Class member can be made private (Close to private actually) using a process called name mangling in Python.</text:p>
      <text:h text:style-name="P2" text:outline-level="3">Name mangling (Making member private)</text:h>
      <text:p text:style-name="P4"/>
      <text:p text:style-name="P4">In Name mangling process any identifier with at least two leading underscores, at most one trailing underscore is textually replaced with <text:span text:style-name="T1">_classname__identifier</text:span> where classname is the current class name. For example if there is a variable __var it is rewritten by the Python interpreter in the form <text:span text:style-name="T1">_classname__var</text:span>.</text:p>
      <text:p text:style-name="P4"/>
      <text:p text:style-name="P4">Since the name of any such class member (with at least two leading underscores, at most one trailing underscore) changes internally thus it can’t be accessed using the given name. That is the closest Python goes for making a class member private.</text:p>
      <text:p text:style-name="P7"/>
      <text:h text:style-name="P9" text:outline-level="2"><text:bookmark text:name="f886"/>_single underscore prefix</text:h>
      <text:p text:style-name="P8"><text:span text:style-name="T3">If you’re using any underscores in your code, you’re most likely using these. Single leading underscores are used as a weak “internal use” or “private” indicator for methods and data attributes. These objects are still totally accessible outside of their parent class at runtime, so it’s really more of a gentleman’s agreement not to use them as modification of these objects could have unanticipated consequences. The single-underscore variable naming convention was established in </text:span><text:a xlink:type="simple" xlink:href="https://pep8.org/#descriptive-naming-styles" office:target-frame-name="_blank" xlink:show="new" text:style-name="Internet_20_link" text:visited-style-name="Visited_20_Internet_20_Link"><text:span text:style-name="T3">Pep-8</text:span></text:a><text:span text:style-name="T3">.</text:span></text:p>
      <text:p text:style-name="P8"><text:span text:style-name="T3">One final point about single leading underscores is that they while they don’t impact the user’s ability to access the objects, they do impact how what is included when a module is imported — as _private </text:span><text:soft-page-break/><text:span text:style-name="T3">objects are not included in</text:span><text:span text:style-name="T4"> </text:span><text:span text:style-name="Source_20_Text"><text:span text:style-name="T4">from x import *</text:span></text:span><text:span text:style-name="T3"> style import statements.</text:span></text:p>
      <text:p text:style-name="P7"/>
      <text:h text:style-name="P1" text:outline-level="1"><text:bookmark text:name="df28"/>single_ underscore postfix</text:h>
      <text:p text:style-name="P8"><text:bookmark text:name="7699"/><text:span text:style-name="T3">The single-underscore postfix naming convention was also established in </text:span><text:a xlink:type="simple" xlink:href="https://pep8.org/#descriptive-naming-styles" office:target-frame-name="_blank" xlink:show="new" text:style-name="Internet_20_link" text:visited-style-name="Visited_20_Internet_20_Link"><text:span text:style-name="T3">Pep-8</text:span></text:a><text:span text:style-name="T3"> and is intended to be used to avoid namespace conflicts with reserved python keywords. This can be useful when for clarity you really want to use a variable such as </text:span><text:span text:style-name="Source_20_Text"><text:span text:style-name="T3">class</text:span></text:span><text:span text:style-name="T3">, or </text:span><text:span text:style-name="Source_20_Text"><text:span text:style-name="T3">pass</text:span></text:span><text:span text:style-name="T3">.</text:span></text:p>
      <text:p text:style-name="P7"/>
      <text:h text:style-name="P9" text:outline-level="2"><text:bookmark text:name="9fc7"/>_ underscore for unused assignments</text:h>
      <text:p text:style-name="P7"><text:bookmark text:name="6170"/>The use of a single underscore as a variable name is also encouraged in python for use with temporary assignments. A classic example of this is when doing a for loop with python’s range iterator.</text:p>
      <text:p text:style-name="P7"/>
      <text:p text:style-name="P7">#iteration</text:p>
      <text:p text:style-name="P7">for _ in range(5):</text:p>
      <text:p text:style-name="P7"><text:s text:c="4"/>do_that_thing()</text:p>
      <text:p text:style-name="P7"><text:s/></text:p>
      <text:p text:style-name="P7"># tuple unpacking</text:p>
      <text:p text:style-name="P7">a, b, _ = something_else(1000)</text:p>
      <text:h text:style-name="P9" text:outline-level="2"/>
      <text:h text:style-name="P9" text:outline-level="2"><text:bookmark text:name="e67e"/>Conclusion</text:h>
      <text:p text:style-name="P8"><text:bookmark text:name="950b"/><text:span text:style-name="T3">When in doubt about python naming, </text:span><text:a xlink:type="simple" xlink:href="https://pep8.org/#descriptive-naming-styles" office:target-frame-name="_blank" xlink:show="new" text:style-name="Internet_20_link" text:visited-style-name="Visited_20_Internet_20_Link"><text:span text:style-name="T3">Pep-8</text:span></text:a><text:span text:style-name="T3"> is a good place to start - but quickly </text:span><text:span text:style-name="Source_20_Text"><text:span text:style-name="T3">_var</text:span></text:span><text:span text:style-name="T3"> is a weak “private” or “protected” indicator, </text:span><text:span text:style-name="Source_20_Text"><text:span text:style-name="T3">__var</text:span></text:span><text:span text:style-name="T3"> is used for name mangling and should generally be avoided if possible, </text:span><text:span text:style-name="Source_20_Text"><text:span text:style-name="T3">var_</text:span></text:span><text:span text:style-name="T3"> is used to avoid naming collisions with python’s keywords, </text:span><text:span text:style-name="Source_20_Text"><text:span text:style-name="T3">__var__</text:span></text:span><text:span text:style-name="T3"> is used by python’s magic methods, and finally, </text:span><text:span text:style-name="Source_20_Text"><text:span text:style-name="T3">_</text:span></text:span><text:span text:style-name="T3"> is used as a variable for assigning unused values.</text:span></text:p>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Verdana" svg:font-family="Verdan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1T18:12:18.732896662</dc:date>
    <meta:editing-duration>PT9M14S</meta:editing-duration>
    <meta:editing-cycles>2</meta:editing-cycles>
    <meta:generator>LibreOffice/6.3.5.2$Linux_X86_64 LibreOffice_project/30$Build-2</meta:generator>
    <meta:document-statistic meta:table-count="0" meta:image-count="0" meta:object-count="0" meta:page-count="2" meta:paragraph-count="26" meta:word-count="505" meta:character-count="3103" meta:non-whitespace-character-count="2616"/>
  </office:meta>
</office:document-meta>
</file>